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800000080789FBF1D.png"/>
  <manifest:file-entry manifest:media-type="image/jpeg" manifest:full-path="Pictures/100000000000010A00000048E6E614E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Mincho" svg:font-family="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Garamond" svg:font-family="Garamond" style:font-adornments="Normal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Header">
      <style:paragraph-properties>
        <style:tab-stops>
          <style:tab-stop style:position="7.488cm" style:type="center"/>
          <style:tab-stop style:position="16.999cm" style:type="right"/>
        </style:tab-stops>
      </style:paragraph-properties>
    </style:style>
    <style:style style:name="P8" style:family="paragraph" style:parent-style-name="Header">
      <style:text-properties fo:color="#008080" style:font-name="Verdan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Footer">
      <style:text-properties fo:color="#008080" style:font-name="Verdana" fo:font-size="8pt" style:font-size-asian="8pt" style:font-size-complex="8pt"/>
    </style:style>
    <style:style style:name="P10" style:family="paragraph" style:parent-style-name="Footer">
      <style:text-properties fo:color="#008080" style:font-name="Verdana" fo:font-size="8pt" fo:font-weight="bold" style:font-size-asian="8pt" style:font-weight-asian="bold" style:font-size-complex="8pt" style:font-weight-complex="bold"/>
    </style:style>
    <style:style style:name="P11" style:family="paragraph" style:parent-style-name="Header">
      <style:paragraph-properties fo:background-color="transparent">
        <style:background-image/>
      </style:paragraph-properties>
      <style:text-properties style:font-name="Verdana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Verdana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5" style:family="paragraph" style:parent-style-name="Standard">
      <style:paragraph-properties fo:margin-left="-0.847cm" fo:margin-right="0cm" fo:text-indent="0cm" style:auto-text-indent="false"/>
      <style:text-properties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left="-0.847cm" fo:margin-right="0cm" fo:text-indent="0cm" style:auto-text-indent="false"/>
      <style:text-properties style:font-name="Verdan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margin-left="-0.847cm" fo:margin-right="0cm" fo:text-indent="0cm" style:auto-text-indent="false"/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-0.847cm" fo:margin-right="0cm" fo:text-indent="0cm" style:auto-text-indent="false"/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margin-left="-0.847cm" fo:margin-right="0cm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-0.847cm" fo:margin-right="0cm" fo:text-align="center" style:justify-single-word="false" fo:text-indent="0cm" style:auto-text-indent="false"/>
      <style:text-properties style:font-name="Liberation Sans" fo:font-size="24pt" fo:font-weight="bold" style:font-size-asian="24pt" style:font-weight-asian="bold" style:font-size-complex="24pt" style:font-weight-complex="bold"/>
    </style:style>
    <style:style style:name="P21" style:family="paragraph" style:parent-style-name="Standard" style:master-page-name="First_20_Page">
      <style:paragraph-properties style:page-number="auto"/>
      <style:text-properties style:font-name="Verdana" fo:font-size="10pt" style:font-size-asian="10pt" style:font-size-complex="10pt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Heading_20_3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8" style:family="paragraph" style:parent-style-name="Heading_20_1">
      <style:paragraph-properties fo:break-before="page"/>
    </style:style>
    <style:style style:name="P29" style:family="paragraph">
      <style:paragraph-properties fo:text-align="center"/>
    </style:style>
    <style:style style:name="T1" style:family="text">
      <style:text-properties style:font-name="Verdana1" fo:font-size="18pt" style:font-size-asian="18pt" style:font-size-complex="18pt"/>
    </style:style>
    <style:style style:name="T2" style:family="text">
      <style:text-properties fo:color="#008080"/>
    </style:style>
    <style:style style:name="T3" style:family="text">
      <style:text-properties fo:color="#008080" style:font-name="Verdana1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8080" style:font-name="Verdana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008080" style:font-name="Verdana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color="#008080" style:text-underline-style="none" fo:font-weight="bold" style:font-weight-asian="bold" style:font-weight-complex="bold"/>
    </style:style>
    <style:style style:name="T7" style:family="text">
      <style:text-properties fo:color="#008080" fo:font-style="italic" style:font-style-asian="italic" style:font-style-complex="italic"/>
    </style:style>
    <style:style style:name="T8" style:family="text">
      <style:text-properties fo:font-variant="small-caps" fo:color="#008080" style:font-name="Verdana" fo:font-size="8pt" fo:font-weight="bold" style:font-size-asian="8pt" style:font-weight-asian="bold" style:font-size-complex="8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Liberation Sans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8080" draw:fill-color="#0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8080" draw:fill-color="#0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3"><draw:line text:anchor-type="paragraph" draw:z-index="17" draw:style-name="gr1" draw:text-style-name="P29" svg:x1="-1.027cm" svg:y1="0.469cm" svg:x2="17.487cm" svg:y2="0.481cm"><text:p/></draw:line></text:p>
      <text:p text:style-name="P19">A <text:span text:style-name="T9">/ </text:span><text:span text:style-name="T10">To : Aurélien BOMPART</text:span></text:p>
      <text:p text:style-name="P17"/>
      <text:p text:style-name="P18">De <text:span text:style-name="T9">/ </text:span><text:span text:style-name="T10">From :</text:span><text:span text:style-name="T9"> Thomas ANDREJAK</text:span></text:p>
      <text:p text:style-name="P17"/>
      <text:p text:style-name="P18">Copie <text:span text:style-name="T9">/ </text:span><text:span text:style-name="T10">Copy :</text:span><text:span text:style-name="T11"> </text:span></text:p>
      <text:p text:style-name="P15"/>
      <text:p text:style-name="P16">Date :<text:span text:style-name="T9"> 25 juin 2009</text:span></text:p>
      <text:p text:style-name="P15"/>
      <text:p text:style-name="P16">Ref. :<text:span text:style-name="T9"> </text:span></text:p>
      <text:p text:style-name="P15"/>
      <text:p text:style-name="P16">Object <text:span text:style-name="T9">/ </text:span><text:span text:style-name="T10">Subject :</text:span><text:span text:style-name="T9"> Déploiement de TurboGears</text:span></text:p>
      <text:p text:style-name="P15"><draw:line text:anchor-type="char" draw:z-index="18" draw:style-name="gr2" draw:text-style-name="P29" svg:x1="-1.027cm" svg:y1="0.469cm" svg:x2="17.487cm" svg:y2="0.481cm"><text:p/></draw:line></text:p>
      <text:p text:style-name="P15"/>
      <text:p text:style-name="P20"/>
      <text:p text:style-name="P14"><text:span text:style-name="T12">Déploiement de TurboGears</text:span></text:p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Requis : <text:tab/>1</text:p>
          <text:p text:style-name="P5">Définitions :<text:tab/>1</text:p>
          <text:p text:style-name="P5">Chargement de l'environnement virtuel :<text:tab/>1</text:p>
          <text:p text:style-name="P5">Installation et configuration de WSGI pour Apache :<text:tab/>1</text:p>
          <text:p text:style-name="P4">Installation de WSGI :<text:tab/>2</text:p>
          <text:p text:style-name="P3">Chargement de WSGI :<text:tab/>2</text:p>
          <text:p text:style-name="P4">Installation et Configuration de WSGI pour TurboGears :<text:tab/>2</text:p>
          <text:p text:style-name="P3">Installation de WSGI :<text:tab/>2</text:p>
          <text:p text:style-name="P3">Création des fichiers de configuration par défaut :<text:tab/>2</text:p>
          <text:p text:style-name="P3">Configuration de WSGI :<text:tab/>2</text:p>
          <text:p text:style-name="P5">Installation de l'application dans Apache :<text:tab/>3</text:p>
          <text:p text:style-name="P4">Copier du fichier de configuration au bon endroit :<text:tab/>3</text:p>
          <text:p text:style-name="P4">Redémarrer Apache :<text:tab/>3</text:p>
          <text:p text:style-name="P5">Mise en place de l'application en mode production :<text:tab/>4</text:p>
          <text:p text:style-name="P4">Copie du fichier de configuration :<text:tab/>4</text:p>
          <text:p text:style-name="P4">Édition :<text:tab/>4</text:p>
          <text:p text:style-name="P5">Bogues :<text:tab/>4</text:p>
          <text:p text:style-name="P5">Références :<text:tab/>4</text:p>
        </text:index-body>
      </text:table-of-content>
      <text:p text:style-name="P2"/>
      <text:p text:style-name="Standard"/>
      <text:h text:style-name="P28" text:outline-level="1">Pré-requis : </text:h>
      <text:p text:style-name="Text_20_body"/>
      <text:p text:style-name="Text_20_body">Apache &gt;=2.0</text:p>
      <text:p text:style-name="Text_20_body">apache-mod_wsgi</text:p>
      <text:p text:style-name="Text_20_body">python &gt;= 2.3</text:p>
      <text:p text:style-name="Text_20_body"/>
      <text:h text:style-name="Heading_20_1" text:outline-level="1">Définitions :</text:h>
      <text:p text:style-name="Text_20_body"/>
      <text:p text:style-name="Text_20_body">/path/to/app : le chemin absolu vers l'application</text:p>
      <text:p text:style-name="Text_20_body">myapp : le nom de l'application</text:p>
      <text:p text:style-name="Text_20_body"/>
      <text:h text:style-name="Heading_20_1" text:outline-level="1">Chargement de l'environnement virtuel :</text:h>
      <text:p text:style-name="Text_20_body"/>
      <text:p text:style-name="Text_20_body">source /path/to/virtualenv/bin/activate</text:p>
      <text:p text:style-name="Text_20_body"/>
      <text:h text:style-name="Heading_20_1" text:outline-level="1">Installation et configuration de WSGI pour Apache :</text:h>
      <text:p text:style-name="Standard"/>
      <text:h text:style-name="Heading_20_2" text:outline-level="2">Installation de WSGI :</text:h>
      <text:p text:style-name="Text_20_body"/>
      <text:p text:style-name="Text_20_body">En général le paquet s'appelle apache-mod_wsgi ou libapache2-mod-wsgi</text:p>
      <text:p text:style-name="Text_20_body"/>
      <text:h text:style-name="Heading_20_3" text:outline-level="3">Chargement de WSGI :</text:h>
      <text:p text:style-name="Text_20_body"/>
      <text:p text:style-name="Text_20_body">Fichier /etc/httpd/modules.d/B23_mod_wsgi.conf :</text:p>
      <text:p text:style-name="Text_20_body"/>
      <text:p text:style-name="Text_20_body">&lt;IfDefine HAVE_WSGI&gt;</text:p>
      <text:p text:style-name="Text_20_body"><text:s text:c="4"/>&lt;IfModule !mod_wsgi.c&gt;</text:p>
      <text:p text:style-name="Text_20_body"><text:soft-page-break/><text:s text:c="8"/>LoadModule wsgi_module <text:s/>extramodules/mod_wsgi.so</text:p>
      <text:p text:style-name="Text_20_body"><text:s text:c="4"/>&lt;/IfModule&gt;</text:p>
      <text:p text:style-name="Text_20_body">&lt;/IfDefine&gt;</text:p>
      <text:p text:style-name="Text_20_body"/>
      <text:h text:style-name="Heading_20_2" text:outline-level="2">Installation et Configuration de WSGI pour TurboGears :</text:h>
      <text:p text:style-name="Text_20_body"/>
      <text:p text:style-name="Text_20_body">Un paquet python permet de déployer plus ou moins automatiquement une application TurboGears pour Apache. En effet, il n'y aura que les chemins des dossiers à changer. Ce paquet s'appelle : WSGI Deploy.</text:p>
      <text:p text:style-name="Text_20_body"/>
      <text:h text:style-name="Heading_20_3" text:outline-level="3">Installation de WSGI :</text:h>
      <text:p text:style-name="Text_20_body"/>
      <text:p text:style-name="Text_20_body">easy_install modwsgideploy</text:p>
      <text:p text:style-name="Text_20_body"/>
      <text:h text:style-name="P27" text:outline-level="3">Création des fichiers de configuration par défaut :</text:h>
      <text:p text:style-name="Text_20_body"/>
      <text:p text:style-name="Text_20_body">cd /path/to/app<text:line-break/>paster modwsgi_deploy</text:p>
      <text:p text:style-name="Text_20_body"/>
      <text:h text:style-name="Heading_20_3" text:outline-level="3">Configuration de WSGI :</text:h>
      <text:p text:style-name="Text_20_body"/>
      <text:p text:style-name="P6">Explication :</text:p>
      <text:p text:style-name="Text_20_body">Par défaut, WSGI souhaite que les applications TurboGears soient dans le dossier /usr/local/turbogears , nous allons modifier cela pour avoir notre application où bon nous semble.</text:p>
      <text:p text:style-name="Text_20_body"/>
      <text:p text:style-name="P6">Fichier /path/to/app/apache/myapp :</text:p>
      <text:list xml:id="list1561429257" text:style-name="L1">
        <text:list-item>
          <text:p text:style-name="P22">Modifier dans les Alias les chemins absolus<text:line-break/>/usr/local/turbogears/myapp/myapp/public/&lt;images,css,javascript&gt;<text:line-break/>en<text:line-break/>/path/to/app/myapp/public/&lt;images,css,javascript&gt;</text:p>
        </text:list-item>
        <text:list-item>
          <text:p text:style-name="P22"><text:soft-page-break/>Rajouter les Alias manquantes en suivant celles existantes ( par exemple si le projet, en plus de css, javascript et images dans public, possède des dossiers)</text:p>
        </text:list-item>
        <text:list-item>
          <text:p text:style-name="P22">Changer<text:line-break/>WSGIScriptAlias /myapp /usr/local/turbogears/myapp/apache/myapp.wsgi<text:line-break/>en<text:line-break/>WSGIScriptAlias /myapp /path/to/app/apache/myapp.wsgi</text:p>
        </text:list-item>
        <text:list-item>
          <text:p text:style-name="P22">Changer &lt;Directory /usr/local/turbogears/myapp/apache&gt;<text:line-break/>en &lt;Directory /path/to/app/apache&gt;</text:p>
        </text:list-item>
        <text:list-item>
          <text:p text:style-name="P22">Ajouter au fichier<text:line-break/>&lt;Directory /path/to/app/myapp/public&gt;<text:line-break/>Order allow,deny<text:line-break/>Allow from all<text:line-break/>&lt;/Directory&gt;</text:p>
        </text:list-item>
      </text:list>
      <text:p text:style-name="Text_20_body"/>
      <text:p text:style-name="P6">Fichier /path/to/app/apache/myapp.wsgi :</text:p>
      <text:list xml:id="list1501523966" text:style-name="L2">
        <text:list-item>
          <text:p text:style-name="P23">Commenter la section 3, elle définit un environnement virtuel que nous n'avons pas besoin en production.</text:p>
        </text:list-item>
        <text:list-item>
          <text:p text:style-name="P23">Changer<text:line-break/>sys.path.append('/usr/local/turbogears/myapp')<text:line-break/>en<text:line-break/>sys.path.append('/path/to/app')</text:p>
        </text:list-item>
        <text:list-item>
          <text:p text:style-name="P23">Changer<text:line-break/>os.environ['PYTHON_EGG_CACHE'] = '/usr/local/turbogears/myapp/python-eggs'<text:line-break/>en<text:line-break/>os.environ['PYTHON_EGG_CACHE'] = '/path/to/app/python-eggs'</text:p>
        </text:list-item>
        <text:list-item>
          <text:p text:style-name="P23">Changer<text:line-break/>application = loadapp('config:/usr/local/turbogears/myapp/production.ini')<text:line-break/>en<text:line-break/>application = loadapp('config:/path/to/app/production.ini')</text:p>
        </text:list-item>
      </text:list>
      <text:list xml:id="list1079410967" text:style-name="L3">
        <text:list-item>
          <text:p text:style-name="P24">Ajouter a la fin du fichier (Permet d'être sûr que l'application est chargée) :<text:line-break/>import paste.fixture<text:line-break/>app = paste.fixture.TestApp(application)<text:line-break/>app.get("/")</text:p>
        </text:list-item>
      </text:list>
      <text:p text:style-name="Text_20_body"/>
      <text:h text:style-name="Heading_20_1" text:outline-level="1"><text:soft-page-break/>Installation de l'application dans Apache :</text:h>
      <text:p text:style-name="Text_20_body"/>
      <text:h text:style-name="Heading_20_2" text:outline-level="2">Copie du fichier de configuration au bon endroit :</text:h>
      <text:p text:style-name="Text_20_body"/>
      <text:p text:style-name="Text_20_body">cp /path/to/app/apache/myapp /etc/httpd/conf/webapps.d/myapp.conf</text:p>
      <text:p text:style-name="Text_20_body"/>
      <text:h text:style-name="Heading_20_2" text:outline-level="2">Redémarrer Apache :</text:h>
      <text:p text:style-name="Text_20_body"/>
      <text:p text:style-name="Text_20_body">/etc/init.d/httpd restart</text:p>
      <text:p text:style-name="Text_20_body"/>
      <text:h text:style-name="Heading_20_1" text:outline-level="1">Mise en place de l'application en mode production :</text:h>
      <text:p text:style-name="Text_20_body"/>
      <text:h text:style-name="Heading_20_2" text:outline-level="2">Copie du fichier de configuration :</text:h>
      <text:p text:style-name="Text_20_body"/>
      <text:p text:style-name="Text_20_body">Dans le dossier /path/to/app, on renomme le fichier de configuration pour ne pas se perdre :</text:p>
      <text:p text:style-name="Text_20_body">mv developpement.ini production.ini</text:p>
      <text:p text:style-name="Text_20_body"/>
      <text:h text:style-name="Heading_20_2" text:outline-level="2">Édition :</text:h>
      <text:p text:style-name="Text_20_body"/>
      <text:list xml:id="list1083749647" text:style-name="L4">
        <text:list-item>
          <text:p text:style-name="P25">Mettre debug à false (ne pas tenter de le mettre à true car TurboGears tentera de lancer le débogueur mais Apache ne sera pas d'accord).</text:p>
        </text:list-item>
        <text:list-item>
          <text:p text:style-name="P25">Supprimer le port ou le mettre à 80 (requis par mod_wsgi).</text:p>
        </text:list-item>
        <text:list-item>
          <text:p text:style-name="P25">Dans la section [app:main], décommenter la ligne « set debug = false »</text:p>
        </text:list-item>
      </text:list>
      <text:p text:style-name="Text_20_body"/>
      <text:p text:style-name="Text_20_body">On finit par donner les droits à Apache sur les dossiers temporaires de l'application :</text:p>
      <text:p text:style-name="Text_20_body"/>
      <text:p text:style-name="Text_20_body"><text:soft-page-break/>chown -R apache:apache /path/to/app/apache /path/to/app/python-eggs /path/to/app/data</text:p>
      <text:p text:style-name="Text_20_body"/>
      <text:h text:style-name="Heading_20_1" text:outline-level="1">Bogues :</text:h>
      <text:p text:style-name="Text_20_body"/>
      <text:list xml:id="list1217936119" text:style-name="L5">
        <text:list-item>
          <text:p text:style-name="P26">Si le debug n'est pas désactivé, TurboGears tentera de lancer d'autres processus mais Apache le bloquera.</text:p>
        </text:list-item>
        <text:list-item>
          <text:p text:style-name="P26">Si un quelconque « print » existe dans un fichier et que celui-ci est exécuté, un message d'erreur s'affichera plutôt que la page voulue.</text:p>
        </text:list-item>
      </text:list>
      <text:p text:style-name="Text_20_body"/>
      <text:h text:style-name="Heading_20_1" text:outline-level="1">Références :</text:h>
      <text:p text:style-name="Text_20_body"/>
      <text:p text:style-name="Text_20_body"><text:a xlink:type="simple" xlink:href="http://turbogears.org/2.0/docs/main/Deployment/modwsgi+virtualenv.html">http://turbogears.org/2.0/docs/main/Deployment/modwsgi+virtualenv.html</text:a></text:p>
      <text:p text:style-name="Text_20_body"><text:a xlink:type="simple" xlink:href="http://simplestation.com/locomotion/mod_wsgi-with-apache-2-on-centos-4/">http://simplestation.com/locomotion/mod_wsgi-with-apache-2-on-centos-4/</text:a></text:p>
      <text:p text:style-name="Text_20_body"><text:a xlink:type="simple" xlink:href="http://simplestation.com/locomotion/turbogears-2-tg2-with-mod_wsgi-and-virtual-environments/">http://simplestation.com/locomotion/turbogears-2-tg2-with-mod_wsgi-and-virtual-environmen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Mincho" svg:font-family="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Garamond" svg:font-family="Garamond" style:font-adornments="Normal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letter-kerning="true" style:font-name-asian="Bitstream Vera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Garamon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488cm" style:type="center"/>
          <style:tab-stop style:position="16.999cm" style:type="right"/>
        </style:tab-stops>
      </style:paragraph-properties>
    </style:style>
    <style:style style:name="MP2" style:family="paragraph" style:parent-style-name="Header">
      <style:text-properties fo:color="#008080" style:font-name="Verdan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P3" style:family="paragraph">
      <style:paragraph-properties fo:text-align="center"/>
    </style:style>
    <style:style style:name="MP4" style:family="paragraph" style:parent-style-name="Footer">
      <style:text-properties fo:color="#008080" style:font-name="Verdana" fo:font-size="8pt" style:font-size-asian="8pt" style:font-size-complex="8pt"/>
    </style:style>
    <style:style style:name="MP5" style:family="paragraph" style:parent-style-name="Footer">
      <style:text-properties fo:color="#008080" style:font-name="Verdana" fo:font-size="8pt" fo:font-weight="bold" style:font-size-asian="8pt" style:font-weight-asian="bold" style:font-size-complex="8pt" style:font-weight-complex="bold"/>
    </style:style>
    <style:style style:name="MP6" style:family="paragraph" style:parent-style-name="Header">
      <style:paragraph-properties fo:background-color="transparent">
        <style:background-image/>
      </style:paragraph-properties>
      <style:text-properties style:font-name="Verdana" fo:font-size="24pt" fo:font-weight="bold" style:font-size-asian="24pt" style:font-weight-asian="bold" style:font-size-complex="24pt" style:font-weight-complex="bold"/>
    </style:style>
    <style:style style:name="MT1" style:family="text">
      <style:text-properties style:font-name="Verdana1" fo:font-size="18pt" style:font-size-asian="18pt" style:font-size-complex="18pt"/>
    </style:style>
    <style:style style:name="MT2" style:family="text">
      <style:text-properties fo:color="#008080" style:font-name="Verdana1" fo:font-size="18pt" fo:font-weight="bold" style:font-size-asian="18pt" style:font-weight-asian="bold" style:font-size-complex="18pt" style:font-weight-complex="bold"/>
    </style:style>
    <style:style style:name="MT3" style:family="text">
      <style:text-properties fo:color="#008080" style:font-name="Verdana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T4" style:family="text">
      <style:text-properties fo:font-variant="small-caps" fo:color="#008080" style:font-name="Verdana" fo:font-size="8pt" fo:font-weight="bold" style:font-size-asian="8pt" style:font-weight-asian="bold" style:font-size-complex="8pt" style:font-weight-complex="bold"/>
    </style:style>
    <style:style style:name="MT5" style:family="text">
      <style:text-properties fo:color="#008080" style:text-underline-style="none" fo:font-weight="bold" style:font-weight-asian="bold" style:font-weight-complex="bold"/>
    </style:style>
    <style:style style:name="MT6" style:family="text">
      <style:text-properties fo:color="#008080"/>
    </style:style>
    <style:style style:name="MT7" style:family="text">
      <style:text-properties fo:color="#008080" fo:font-style="italic" style:font-style-asian="italic" style:font-style-complex="italic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8080" draw:fill-color="#0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0.9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736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1.11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76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<text:tab/></text:span><text:span text:style-name="MT2">Note / </text:span><text:span text:style-name="MT3">Mémo</text:span></text:p>
        <text:p text:style-name="MP2"><draw:line text:anchor-type="paragraph" draw:z-index="6" draw:style-name="Mgr1" draw:text-style-name="MP3" svg:x1="-1.027cm" svg:y1="0.499cm" svg:x2="17.487cm" svg:y2="0.497cm"><text:p/></draw:line></text:p>
      </style:header>
      <style:footer>
        <text:p text:style-name="Footer"><draw:line text:anchor-type="paragraph" draw:z-index="11" draw:style-name="Mgr1" draw:text-style-name="MP3" svg:x1="-1.027cm" svg:y1="-0.095cm" svg:x2="17.487cm" svg:y2="-0.083cm"><text:p/></draw:line><draw:frame draw:style-name="Mfr1" draw:name="Image1" text:anchor-type="char" svg:x="-0.889cm" svg:y="0.347cm" svg:width="3cm" svg:height="0.815cm" draw:z-index="12"><draw:image xlink:href="Pictures/10000000000001D800000080789FBF1D.png" xlink:type="simple" xlink:show="embed" xlink:actuate="onLoad"/></draw:frame><text:tab/><text:span text:style-name="MT4">CS Systèmes d'Information</text:span></text:p>
        <text:p text:style-name="MP4"><text:tab/>22, Avenue Galilée – 92350 Le Plessis Robinson – France</text:p>
        <text:p text:style-name="MP4"><text:tab/>Tél. : +33 (0)1 41 28 40 00 – Fax : +33 (0)1 41 28 40 40</text:p>
        <text:p text:style-name="MP4"><text:tab/><text:a xlink:type="simple" xlink:href="http://www.c-s.fr/"><text:span text:style-name="MT5">www.c-s.fr</text:span></text:a></text:p>
        <text:p text:style-name="MP5"><text:tab/><text:tab/>- <text:page-number text:select-page="current">6</text:page-number> -</text:p>
      </style:footer>
    </style:master-page>
    <style:master-page style:name="First_20_Page" style:display-name="First Page" style:page-layout-name="Mpm2" style:next-style-name="Standard">
      <style:header>
        <text:p text:style-name="MP6"><draw:frame draw:style-name="Mfr1" draw:name="Image2" text:anchor-type="char" svg:x="-1.06cm" svg:y="0.007cm" svg:width="4.498cm" svg:height="1.217cm" draw:z-index="4"><draw:image xlink:href="Pictures/100000000000010A00000048E6E614EC.jpg" xlink:type="simple" xlink:show="embed" xlink:actuate="onLoad"/></draw:frame><text:tab/><text:tab/><text:span text:style-name="MT6">Note / </text:span><text:span text:style-name="MT7">Mémo</text:span></text:p>
      </style:header>
      <style:footer>
        <text:p text:style-name="Footer"><draw:line text:anchor-type="paragraph" draw:z-index="1" draw:style-name="Mgr1" draw:text-style-name="MP3" svg:x1="-1.03cm" svg:y1="-0.099cm" svg:x2="17.484cm" svg:y2="-0.101cm"><text:p/></draw:line><text:tab/><text:span text:style-name="MT4">CS Systèmes d'Information</text:span></text:p>
        <text:p text:style-name="MP4"><text:tab/>22, Avenue Galilée – 92350 Le Plessis Robinson – France</text:p>
        <text:p text:style-name="MP4"><text:tab/>Tél. : +33 (0)1 41 28 40 00 – Fax : +33 (0)1 41 28 40 40</text:p>
        <text:p text:style-name="MP4"><text:tab/><text:a xlink:type="simple" xlink:href="http://www.c-s.fr/"><text:span text:style-name="MT5">www.c-s.fr</text:span></text:a></text:p>
        <text:p text:style-name="MP5"><text:tab/><text:tab/>- <text:page-number text:select-page="current">6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4T11:13:05</meta:creation-date>
    <dc:date>2009-06-26T09:24:00</dc:date>
    <meta:editing-duration>PT01H54M19S</meta:editing-duration>
    <meta:editing-cycles>18</meta:editing-cycles>
    <meta:generator>OpenOffice.org/3.0$Linux OpenOffice.org_project/300m15$Build-9379</meta:generator>
    <meta:document-statistic meta:table-count="0" meta:image-count="2" meta:object-count="0" meta:page-count="6" meta:paragraph-count="100" meta:word-count="687" meta:character-count="4984"/>
    <meta:user-defined meta:name="Info 1"/>
    <meta:user-defined meta:name="Info 2"/>
    <meta:user-defined meta:name="Info 3"/>
    <meta:user-defined meta:name="Info 4"/>
  </office:meta>
</office:document-meta>
</file>